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me: 14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6.0829" calcext:value-type="float">
            <text:p>76.0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9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6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3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1.5264" calcext:value-type="float">
            <text:p>71.526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3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2.0485" calcext:value-type="float">
            <text:p>72.048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9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1.7022" calcext:value-type="float">
            <text:p>91.702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5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3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0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4663" calcext:value-type="float">
            <text:p>97.4663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6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8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6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5.4525" calcext:value-type="float">
            <text:p>95.452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3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6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7476" calcext:value-type="float">
            <text:p>92.747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2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9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1.9237" calcext:value-type="float">
            <text:p>81.9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5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2644" calcext:value-type="float">
            <text:p>86.26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1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6345" calcext:value-type="float">
            <text:p>96.6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7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3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3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9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6.1561" calcext:value-type="float">
            <text:p>76.1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5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6.9166" calcext:value-type="float">
            <text:p>96.9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6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5.7675" calcext:value-type="float">
            <text:p>75.7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6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0.4534" calcext:value-type="float">
            <text:p>90.4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5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2.2726" calcext:value-type="float">
            <text:p>82.27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2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054" calcext:value-type="float">
            <text:p>92.05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0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4105" calcext:value-type="float">
            <text:p>95.4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24:07.013620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26:48.69079130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92" meta:object-count="0"/>
  </office:meta>
</office:document-meta>
</file>